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150000000F1BB5D94EBE6082E9.png" manifest:media-type="image/png"/>
  <manifest:file-entry manifest:full-path="Pictures/10000001000000550000000FC36226B2443054D5.png" manifest:media-type="image/png"/>
  <manifest:file-entry manifest:full-path="Pictures/10001836000005A3000000F86D4B4F17ED97AF22.svg" manifest:media-type="image/svg+xml"/>
  <manifest:file-entry manifest:full-path="Pictures/100006C500000161000000FCC4F424AFC919CE1F.svg" manifest:media-type="image/svg+xml"/>
  <manifest:file-entry manifest:full-path="Pictures/1000000100000032000000132C691C9C2BE20688.png" manifest:media-type="image/png"/>
  <manifest:file-entry manifest:full-path="Pictures/100017430000034E00000145D81B6A0D20B49B68.svg" manifest:media-type="image/svg+xml"/>
  <manifest:file-entry manifest:full-path="Pictures/1000000100000022000000134EDFA1B10B32043F.png" manifest:media-type="image/png"/>
  <manifest:file-entry manifest:full-path="Pictures/10000ABA000002480000014540B33766CC761C95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c9ba4" draw:textarea-horizontal-align="justify" draw:textarea-vertical-align="middle" draw:auto-grow-height="false" fo:min-height="3.56cm" fo:min-width="0.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b4c7dc" draw:textarea-horizontal-align="justify" draw:textarea-vertical-align="middle" draw:auto-grow-height="false" fo:min-height="5.049cm" fo:min-width="0.453cm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8" style:family="graphic" style:parent-style-name="objectwithoutfill">
      <style:graphic-properties svg:stroke-width="0.212cm" svg:stroke-color="#000000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9" style:family="graphic" style:parent-style-name="standard">
      <style:graphic-properties svg:stroke-color="#000000" draw:fill-color="#ffbf00" draw:textarea-horizontal-align="justify" draw:textarea-vertical-align="middle" draw:auto-grow-height="false" fo:min-height="4.907cm" fo:min-width="0.1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8cm"/>
      <style:paragraph-properties style:writing-mode="lr-tb"/>
    </style:style>
    <style:style style:name="P1" style:family="paragraph">
      <loext:graphic-properties draw:fill-color="#ec9ba4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3.81cm" svg:x="9.067cm" svg:y="2.10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33cm" svg:height="0.962cm" svg:x="8.015cm" svg:y="6.631cm">
          <draw:text-box>
            <text:p><text:span text:style-name="T1">Thin target</text:span></text:p>
          </draw:text-box>
        </draw:frame>
        <draw:frame draw:style-name="gr3" draw:text-style-name="P3" draw:layer="layout" svg:width="0.816cm" svg:height="0.454cm" svg:x="9.429cm" svg:y="1.483cm">
          <draw:image xlink:href="Pictures/10000ABA000002480000014540B33766CC761C95.svg" xlink:type="simple" xlink:show="embed" xlink:actuate="onLoad" draw:mime-type="image/svg+xml">
            <text:p/>
          </draw:image>
          <draw:image xlink:href="Pictures/1000000100000022000000134EDFA1B10B32043F.png" xlink:type="simple" xlink:show="embed" xlink:actuate="onLoad" draw:mime-type="image/png"/>
          <svg:title>TexMaths</svg:title>
          <svg:desc>14§latex§^{16}O§svg§600§TRUE§</svg:desc>
        </draw:frame>
        <draw:custom-shape draw:style-name="gr4" draw:text-style-name="P4" draw:layer="layout" svg:width="0.952cm" svg:height="6.033cm" draw:transform="rotate (-1.5707963267949) translate (6.19cm 3.574cm)">
          <text:p/>
          <draw:enhanced-geometry svg:viewBox="0 0 88 21600" draw:glue-points="44 ?f6 44 0 0 10800 44 21600 88 10800" draw:text-areas="0 ?f6 88 ?f3" draw:type="can" draw:modifiers="1754.0603248259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3" draw:layer="layout" svg:width="1.183cm" svg:height="0.454cm" svg:x="2.887cm" svg:y="2.783cm">
          <draw:image xlink:href="Pictures/100017430000034E00000145D81B6A0D20B49B68.svg" xlink:type="simple" xlink:show="embed" xlink:actuate="onLoad" draw:mime-type="image/svg+xml">
            <text:p/>
          </draw:image>
          <draw:image xlink:href="Pictures/1000000100000032000000132C691C9C2BE20688.png" xlink:type="simple" xlink:show="embed" xlink:actuate="onLoad" draw:mime-type="image/png"/>
          <svg:title>TexMaths</svg:title>
          <svg:desc>14§latex§^{123}Sb§svg§600§TRUE§</svg:desc>
        </draw:frame>
        <draw:line draw:style-name="gr5" draw:text-style-name="P3" draw:layer="layout" svg:x1="6.507cm" svg:y1="4.009cm" svg:x2="7.46cm" svg:y2="4.009cm">
          <text:p/>
        </draw:line>
        <draw:line draw:style-name="gr5" draw:text-style-name="P3" draw:layer="layout" svg:x1="6.507cm" svg:y1="3.609cm" svg:x2="7.46cm" svg:y2="3.609cm">
          <text:p/>
        </draw:line>
        <draw:line draw:style-name="gr5" draw:text-style-name="P3" draw:layer="layout" svg:x1="6.507cm" svg:y1="4.409cm" svg:x2="7.46cm" svg:y2="4.409cm">
          <text:p/>
        </draw:line>
        <draw:frame draw:style-name="gr6" draw:text-style-name="P5" draw:layer="layout" svg:width="2.019cm" svg:height="0.346cm" svg:x="1.663cm" svg:y="3.855cm">
          <draw:image xlink:href="Pictures/10001836000005A3000000F86D4B4F17ED97AF22.svg" xlink:type="simple" xlink:show="embed" xlink:actuate="onLoad" draw:mime-type="image/svg+xml">
            <text:p/>
          </draw:image>
          <draw:image xlink:href="Pictures/10000001000000550000000FC36226B2443054D5.png" xlink:type="simple" xlink:show="embed" xlink:actuate="onLoad" draw:mime-type="image/png"/>
          <svg:title>TexMaths</svg:title>
          <svg:desc>14§latex§E\ 80\text{MeV}§svg§600§TRUE§</svg:desc>
        </draw:frame>
        <draw:frame draw:style-name="gr7" draw:text-style-name="P2" draw:layer="layout" svg:width="2.085cm" svg:height="0.962cm" svg:x="2.016cm" svg:y="6.631cm">
          <draw:text-box>
            <text:p><text:span text:style-name="T1">beam</text:span></text:p>
          </draw:text-box>
        </draw:frame>
        <draw:line draw:style-name="gr8" draw:text-style-name="P3" draw:layer="layout" svg:x1="10.907cm" svg:y1="4.009cm" svg:x2="11.86cm" svg:y2="4.009cm">
          <text:p/>
        </draw:line>
        <draw:custom-shape draw:style-name="gr9" draw:text-style-name="P6" draw:layer="layout" svg:width="0.628cm" svg:height="5.157cm" svg:x="8.067cm" svg:y="1.2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33cm" svg:height="0.962cm" svg:x="6.616cm" svg:y="0.131cm">
          <draw:text-box>
            <text:p><text:span text:style-name="T1">Front layer</text:span></text:p>
          </draw:text-box>
        </draw:frame>
        <draw:frame draw:style-name="gr3" draw:text-style-name="P3" draw:layer="layout" svg:width="0.493cm" svg:height="0.351cm" svg:x="8.13cm" svg:y="1.484cm">
          <draw:image xlink:href="Pictures/100006C500000161000000FCC4F424AFC919CE1F.svg" xlink:type="simple" xlink:show="embed" xlink:actuate="onLoad" draw:mime-type="image/svg+xml">
            <text:p/>
          </draw:image>
          <draw:image xlink:href="Pictures/10000001000000150000000F1BB5D94EBE6082E9.png" xlink:type="simple" xlink:show="embed" xlink:actuate="onLoad" draw:mime-type="image/png"/>
          <svg:title>TexMaths</svg:title>
          <svg:desc>14§latex§Al§svg§600§TRUE§</svg:desc>
        </draw:frame>
        <draw:frame draw:style-name="gr10" draw:text-style-name="P2" draw:layer="layout" svg:width="4.028cm" svg:height="0.962cm" svg:x="0.717cm" svg:y="0.531cm">
          <draw:text-box>
            <text:p><text:span text:style-name="T1">ATLAS, AN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09:56:08.027680676</meta:creation-date>
    <dc:date>2023-05-26T10:27:52.705586175</dc:date>
    <meta:editing-duration>PT7M24S</meta:editing-duration>
    <meta:editing-cycles>4</meta:editing-cycles>
    <meta:generator>LibreOffice/7.5.3.2$MacOSX_AARCH64 LibreOffice_project/9f56dff12ba03b9acd7730a5a481eea045e468f3</meta:generator>
    <meta:document-statistic meta:object-count="15"/>
  </office:meta>
</office:document-meta>
</file>